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et It Be</text:p>
          </table:table-cell>
          <table:table-cell table:style-name="ce2" office:value-type="string" calcext:value-type="string">
            <text:p>BEATLES</text:p>
          </table:table-cell>
          <table:table-cell office:value-type="string" calcext:value-type="string">
            <text:p>A Day in the Life</text:p>
          </table:table-cell>
          <table:table-cell office:value-type="string" calcext:value-type="string">
            <text:p>Don’t Let Me Down</text:p>
          </table:table-cell>
          <table:table-cell office:value-type="string" calcext:value-type="string">
            <text:p>In My Life</text:p>
          </table:table-cell>
          <table:table-cell office:value-type="string" calcext:value-type="string">
            <text:p>Free As a Bird</text:p>
          </table:table-cell>
          <table:table-cell office:value-type="string" calcext:value-type="string">
            <text:p>Hey Jude</text:p>
          </table:table-cell>
        </table:table-row>
        <table:table-row table:style-name="ro1">
          <table:table-cell table:style-name="ce2" office:value-type="string" calcext:value-type="string">
            <text:p>COVER</text:p>
          </table:table-cell>
          <table:table-cell/>
          <table:table-cell office:value-type="float" office:value="111.97831046" calcext:value-type="float">
            <text:p>111.97831046</text:p>
          </table:table-cell>
          <table:table-cell office:value-type="float" office:value="99.1046266141" calcext:value-type="float">
            <text:p>99.1046266141</text:p>
          </table:table-cell>
          <table:table-cell office:value-type="float" office:value="99.0424704271" calcext:value-type="float">
            <text:p>99.0424704271</text:p>
          </table:table-cell>
          <table:table-cell office:value-type="float" office:value="106.449752546" calcext:value-type="float">
            <text:p>106.449752546</text:p>
          </table:table-cell>
          <table:table-cell office:value-type="float" office:value="96.8849389482" calcext:value-type="float">
            <text:p>96.8849389482</text:p>
          </table:table-cell>
        </table:table-row>
        <table:table-row table:style-name="ro1">
          <table:table-cell office:value-type="string" calcext:value-type="string">
            <text:p>Alicia Keys</text:p>
          </table:table-cell>
          <table:table-cell office:value-type="float" office:value="94.6447376524" calcext:value-type="float">
            <text:p>94.6447376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ry Aid</text:p>
          </table:table-cell>
          <table:table-cell office:value-type="float" office:value="79.3046915003" calcext:value-type="float">
            <text:p>79.3046915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n Bieber</text:p>
          </table:table-cell>
          <table:table-cell office:value-type="float" office:value="80.1596913823" calcext:value-type="float">
            <text:p>80.1596913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70.4686198238" calcext:value-type="float">
            <text:p>70.4686198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ustic</text:p>
          </table:table-cell>
          <table:table-cell office:value-type="float" office:value="94.1144624213" calcext:value-type="float">
            <text:p>94.11446242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9:13:47.970924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9:29:50.372786523</meta:creation-date>
    <dc:date>2017-03-20T19:28:11.397132115</dc:date>
    <meta:editing-duration>PT26M34S</meta:editing-duration>
    <meta:editing-cycles>6</meta:editing-cycles>
    <meta:generator>LibreOffice/5.1.6.2$Linux_X86_64 LibreOffice_project/10m0$Build-2</meta:generator>
    <meta:document-statistic meta:table-count="1" meta:cell-count="23" meta:object-count="0"/>
  </office:meta>
</office:document-meta>
</file>